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5000b" draw:marker-start-width="0.35cm" draw:marker-end-width="0.35cm" draw:fill="solid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fill="gradient" draw:fill-gradient-name="Gradient_20_8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cm" svg:stroke-color="#000000" draw:fill="none" draw:fill-color="#ffffff" fo:min-height="2cm"/>
    </style:style>
    <style:style style:name="gr5" style:family="graphic" style:parent-style-name="objectwithoutfill">
      <style:graphic-properties svg:stroke-width="0.1cm" svg:stroke-color="#c5000b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cm" svg:stroke-color="#000000" draw:fill="none" draw:fill-color="#ffffff" fo:min-height="1.026cm"/>
    </style:style>
    <style:style style:name="gr9" style:family="graphic" style:parent-style-name="standard">
      <style:graphic-properties draw:stroke="none" svg:stroke-width="0cm" svg:stroke-color="#000000" draw:fill="none" draw:fill-color="#ffffff" fo:min-height="2.579cm"/>
    </style:style>
    <style:style style:name="gr10" style:family="graphic" style:parent-style-name="standard">
      <style:graphic-properties draw:stroke="none" svg:stroke-width="0cm" svg:stroke-color="#000000" draw:fill="solid" draw:fill-color="#ffccff" fo:min-height="2.579cm" draw:shadow="visible" draw:shadow-offset-x="0.1cm" draw:shadow-offset-y="0.1cm" draw:shadow-color="#333333" draw:shadow-opacity="85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66"/>
      <style:paragraph-properties fo:text-align="end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gradient" draw:fill-gradient-name="Gradient_20_8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Times New Roman" fo:font-size="66pt" fo:font-style="italic" style:text-underline-style="none" fo:font-weight="bold" style:font-size-asian="66pt" style:font-style-asian="italic" style:font-weight-asian="bold" style:font-size-complex="66pt" style:font-style-complex="italic" style:font-weight-complex="bold"/>
    </style:style>
    <style:style style:name="P10" style:family="paragraph">
      <loext:graphic-properties draw:fill="solid" draw:fill-color="#ffccff"/>
      <style:text-properties style:font-name="Times New Roman" fo:font-size="66pt" fo:font-style="italic" style:text-underline-style="none" fo:font-weight="bold" style:font-size-asian="66pt" style:font-style-asian="italic" style:font-weight-asian="bold" style:font-size-complex="66pt" style:font-style-complex="italic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Times New Roman" fo:font-size="66pt" fo:font-style="italic" style:text-underline-style="none" fo:font-weight="bold" style:font-size-asian="66pt" style:font-style-asian="italic" style:font-weight-asian="bold" style:font-size-complex="66pt" style:font-style-complex="italic" style:font-weight-complex="bold"/>
    </style:style>
    <style:style style:name="T5" style:family="text">
      <style:text-properties style:font-name="Times New Roman" fo:font-size="66pt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ytemp">
        <draw:custom-shape draw:style-name="gr1" draw:text-style-name="P2" draw:layer="layout" svg:width="2.4cm" svg:height="2.4cm" svg:x="4.7cm" svg:y="3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cm" svg:height="2.4cm" svg:x="3.4cm" svg:y="8.9cm">
          <text:p text:style-name="P3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3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1cm" svg:height="2.25cm" svg:x="12cm" svg:y="7.05cm">
          <draw:text-box>
            <text:p text:style-name="P1"><text:span text:style-name="T2">物体</text:span></text:p>
            <text:p text:style-name="P1"><text:span text:style-name="T2">（観測対象）</text:span></text:p>
          </draw:text-box>
        </draw:frame>
        <draw:line draw:style-name="gr5" draw:text-style-name="P7" draw:layer="layout" svg:x1="4.5cm" svg:y1="8.9cm" svg:x2="14.8cm" svg:y2="5.7cm">
          <text:p/>
        </draw:line>
        <draw:line draw:style-name="gr6" draw:text-style-name="P7" draw:layer="layout" svg:x1="6cm" svg:y1="5.5cm" svg:x2="14.8cm" svg:y2="5.7cm">
          <text:p/>
        </draw:line>
        <draw:line draw:style-name="gr7" draw:text-style-name="P7" draw:layer="layout" svg:x1="4.6cm" svg:y1="8.9cm" svg:x2="5.9cm" svg:y2="5.5cm">
          <text:p/>
        </draw:line>
        <draw:frame draw:style-name="gr8" draw:text-style-name="P8" draw:layer="layout" svg:width="4.3cm" svg:height="1.28cm" svg:x="3.7cm" svg:y="1.824cm">
          <draw:text-box>
            <text:p text:style-name="P1"><text:span text:style-name="T3">観測者</text:span><text:span text:style-name="T3">A</text:span></text:p>
          </draw:text-box>
        </draw:frame>
        <draw:frame draw:style-name="gr8" draw:text-style-name="P8" draw:layer="layout" svg:width="4.4cm" svg:height="1.28cm" svg:x="2.5cm" svg:y="11.424cm">
          <draw:text-box>
            <text:p text:style-name="P1"><text:span text:style-name="T3">観測者</text:span><text:span text:style-name="T3">B</text:span></text:p>
          </draw:text-box>
        </draw:frame>
        <draw:frame draw:style-name="gr9" draw:text-style-name="P9" draw:layer="layout" svg:width="2.6cm" svg:height="2.834cm" svg:x="2.3cm" svg:y="5.8cm">
          <draw:text-box>
            <text:p><text:span text:style-name="T4">V</text:span></text:p>
          </draw:text-box>
        </draw:frame>
        <draw:frame draw:style-name="gr9" draw:text-style-name="P9" draw:layer="layout" svg:width="3cm" svg:height="2.834cm" svg:x="8.099cm" svg:y="7.768cm">
          <draw:text-box>
            <text:p><text:span text:style-name="T4">W</text:span></text:p>
          </draw:text-box>
        </draw:frame>
        <draw:frame draw:style-name="gr9" draw:text-style-name="P9" draw:layer="layout" svg:width="3cm" svg:height="2.834cm" svg:x="8.8cm" svg:y="2.9cm">
          <draw:text-box>
            <text:p><text:span text:style-name="T4">U</text:span></text:p>
          </draw:text-box>
        </draw:frame>
        <draw:frame draw:style-name="gr10" draw:text-style-name="P10" draw:layer="layout" svg:width="11.1cm" svg:height="2.834cm" svg:x="7.9cm" svg:y="10.371cm">
          <draw:text-box>
            <text:p><text:span text:style-name="T4">W </text:span><text:span text:style-name="T5">= </text:span><text:span text:style-name="T4">V</text:span><text:span text:style-name="T5"> + </text:span><text:span text:style-name="T4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8" draw:display-name="Gradient 8" draw:style="radial" draw:cx="30%" draw:cy="30%" draw:start-color="#666666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ytemp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03:25:55.670000000</meta:creation-date>
    <meta:editing-cycles>1</meta:editing-cycles>
    <meta:editing-duration>P0D</meta:editing-duration>
    <meta:generator>LibreOffice/5.0.3.2$Linux_X86_64 LibreOffice_project/00m0$Build-2</meta:generator>
    <meta:document-statistic meta:object-count="13"/>
  </office:meta>
</office:document-meta>
</file>